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e55a2"/>
    </style:style>
    <style:style style:name="P2" style:family="paragraph" style:parent-style-name="Standard">
      <style:text-properties style:text-underline-style="solid" style:text-underline-width="auto" style:text-underline-color="font-color" officeooo:rsid="001e55a2" officeooo:paragraph-rsid="001e55a2"/>
    </style:style>
    <style:style style:name="P3" style:family="paragraph" style:parent-style-name="Standard">
      <style:text-properties style:text-underline-style="none" officeooo:rsid="001e55a2" officeooo:paragraph-rsid="001e55a2"/>
    </style:style>
    <style:style style:name="P4" style:family="paragraph" style:parent-style-name="Standard">
      <style:text-properties style:text-underline-style="none" officeooo:rsid="001fd622" officeooo:paragraph-rsid="001fd622"/>
    </style:style>
    <style:style style:name="P5" style:family="paragraph" style:parent-style-name="Standard">
      <style:text-properties style:text-underline-style="none" officeooo:rsid="00212c12" officeooo:paragraph-rsid="00212c12"/>
    </style:style>
    <style:style style:name="P6" style:family="paragraph" style:parent-style-name="Standard">
      <style:text-properties style:text-underline-style="none" officeooo:rsid="00212c12" officeooo:paragraph-rsid="002186b9"/>
    </style:style>
    <style:style style:name="P7" style:family="paragraph" style:parent-style-name="Standard">
      <style:text-properties style:text-underline-style="none" officeooo:rsid="00212c12" officeooo:paragraph-rsid="0023fa06"/>
    </style:style>
    <style:style style:name="P8" style:family="paragraph" style:parent-style-name="Standard">
      <style:paragraph-properties style:writing-mode="lr-tb"/>
      <style:text-properties style:text-underline-style="none" officeooo:rsid="00212c12" officeooo:paragraph-rsid="00212c12"/>
    </style:style>
    <style:style style:name="P9" style:family="paragraph" style:parent-style-name="Standard">
      <style:paragraph-properties style:writing-mode="lr-tb"/>
      <style:text-properties style:text-underline-style="none" officeooo:rsid="0023fa06" officeooo:paragraph-rsid="0023fa06"/>
    </style:style>
    <style:style style:name="P10" style:family="paragraph" style:parent-style-name="Standard">
      <style:text-properties style:text-underline-style="none" officeooo:rsid="00212c12" officeooo:paragraph-rsid="00212c12"/>
    </style:style>
    <style:style style:name="P11" style:family="paragraph" style:parent-style-name="Standard">
      <style:text-properties style:text-underline-style="none" officeooo:rsid="00212c12" officeooo:paragraph-rsid="0028c1da"/>
    </style:style>
    <style:style style:name="P12" style:family="paragraph" style:parent-style-name="Standard">
      <style:text-properties style:text-underline-style="none" officeooo:rsid="001e55a2" officeooo:paragraph-rsid="0028c1da"/>
    </style:style>
    <style:style style:name="P13" style:family="paragraph" style:parent-style-name="Standard">
      <style:text-properties style:text-underline-style="none" officeooo:rsid="0028c1da" officeooo:paragraph-rsid="0028c1da"/>
    </style:style>
    <style:style style:name="P14" style:family="paragraph" style:parent-style-name="Standard">
      <style:text-properties style:text-underline-style="solid" style:text-underline-width="auto" style:text-underline-color="font-color" officeooo:rsid="001e55a2" officeooo:paragraph-rsid="0028c1da"/>
    </style:style>
    <style:style style:name="P15" style:family="paragraph" style:parent-style-name="Standard">
      <style:paragraph-properties fo:break-before="page"/>
      <style:text-properties style:text-underline-style="none" officeooo:rsid="00212c12" officeooo:paragraph-rsid="00212c12"/>
    </style:style>
    <style:style style:name="P16" style:family="paragraph" style:parent-style-name="Standard">
      <style:paragraph-properties style:writing-mode="lr-tb"/>
      <style:text-properties style:text-underline-style="none" officeooo:rsid="00212c12" officeooo:paragraph-rsid="0028c1da"/>
    </style:style>
    <style:style style:name="P17" style:family="paragraph" style:parent-style-name="Standard">
      <style:paragraph-properties style:writing-mode="lr-tb"/>
      <style:text-properties style:text-underline-style="none" officeooo:rsid="0023fa06" officeooo:paragraph-rsid="0028c1da"/>
    </style:style>
    <style:style style:name="P18" style:family="paragraph" style:parent-style-name="Standard">
      <style:paragraph-properties style:writing-mode="lr-tb"/>
      <style:text-properties style:text-underline-style="none" officeooo:rsid="0028c1da" officeooo:paragraph-rsid="0028c1da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fd622"/>
    </style:style>
    <style:style style:name="T3" style:family="text">
      <style:text-properties style:text-underline-style="none" officeooo:rsid="00212c12"/>
    </style:style>
    <style:style style:name="T4" style:family="text">
      <style:text-properties officeooo:rsid="002186b9"/>
    </style:style>
    <style:style style:name="T5" style:family="text">
      <style:text-properties officeooo:rsid="0023fa06"/>
    </style:style>
    <style:style style:name="T6" style:family="text">
      <style:text-properties officeooo:rsid="00249ee9"/>
    </style:style>
    <style:style style:name="T7" style:family="text">
      <style:text-properties style:font-name="Liberation Serif1" officeooo:rsid="00249ee9"/>
    </style:style>
    <style:style style:name="T8" style:family="text">
      <style:text-properties officeooo:rsid="0026fdb3"/>
    </style:style>
    <style:style style:name="T9" style:family="text">
      <style:text-properties officeooo:rsid="0028c1da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Operator Precedence</text:p>
      <text:p text:style-name="P3"/>
      <text:p text:style-name="P4">Level 1<text:tab/>Unary<text:tab/><text:tab/><text:tab/><text:tab/>+, -</text:p>
      <text:p text:style-name="P2"><text:span text:style-name="T1">Level </text:span><text:span text:style-name="T2">2</text:span><text:span text:style-name="T1"><text:tab/>Exponential<text:tab/><text:tab/><text:tab/>^</text:span></text:p>
      <text:p text:style-name="P2"><text:span text:style-name="T1">Level </text:span><text:span text:style-name="T2">3</text:span><text:span text:style-name="T1"><text:tab/>Multiplicative<text:tab/><text:tab/><text:tab/>*, /</text:span></text:p>
      <text:p text:style-name="P2"><text:span text:style-name="T1">Level </text:span><text:span text:style-name="T2">4</text:span><text:span text:style-name="T1"><text:tab/>Additive<text:tab/><text:tab/><text:tab/>+, -</text:span></text:p>
      <text:p text:style-name="P3"/>
      <text:p text:style-name="P3"/>
      <text:p text:style-name="P2">Grammar</text:p>
      <text:p text:style-name="P3"/>
      <text:p text:style-name="P5">&lt;Expression_L4&gt;<text:tab/><text:tab/>::=<text:tab/>&lt;Expression_L4&gt; + &lt;Expression_L3&gt;</text:p>
      <text:p text:style-name="P5"><text:tab/><text:tab/><text:tab/><text:tab/>|<text:tab/>&lt;Expression_L4&gt; - &lt;Expression_L3&gt;</text:p>
      <text:p text:style-name="P5"><text:tab/><text:tab/><text:tab/><text:tab/>|<text:tab/>&lt;Expression_L3&gt;</text:p>
      <text:p text:style-name="P5"/>
      <text:p text:style-name="P5">&lt;Expression_L3&gt;<text:tab/><text:tab/>::=<text:tab/>&lt;Expression_L3&gt; * &lt;Expression_L2&gt;</text:p>
      <text:p text:style-name="P5"><text:tab/><text:tab/><text:tab/><text:tab/>|<text:tab/>&lt;Expression_L3&gt; / &lt;Expression_L2&gt;</text:p>
      <text:p text:style-name="P5"><text:tab/><text:tab/><text:tab/><text:tab/>|<text:tab/>&lt;Expression_L2&gt;</text:p>
      <text:p text:style-name="P5"/>
      <text:p text:style-name="P7">&lt;Expression_L<text:span text:style-name="T5">2</text:span>&gt;<text:tab/><text:tab/>::=<text:tab/>+ &lt;Expression_L<text:span text:style-name="T8">1</text:span>&gt;</text:p>
      <text:p text:style-name="P7"><text:tab/><text:tab/><text:tab/><text:tab/>|<text:tab/>- &lt;Expression_L<text:span text:style-name="T8">1</text:span>&gt;</text:p>
      <text:p text:style-name="P7"><text:tab/><text:tab/><text:tab/><text:tab/>|<text:tab/>&lt;Expression_L<text:span text:style-name="T5">1</text:span>&gt;</text:p>
      <text:p text:style-name="P7"/>
      <text:p text:style-name="P7">&lt;Expression_L<text:span text:style-name="T5">1</text:span>&gt;<text:tab/><text:tab/>::=<text:tab/>&lt;Expression_L<text:span text:style-name="T5">0</text:span>&gt;<text:span text:style-name="T6"> &lt;Expression_L1_1&gt;</text:span></text:p>
      <text:p text:style-name="P8"/>
      <text:p text:style-name="P9">&lt;Expression_L1_1&gt;<text:tab/><text:tab/>::=<text:tab/>^&lt;Expression_Exp&gt;</text:p>
      <text:p text:style-name="P9"><text:tab/><text:tab/><text:tab/><text:tab/>|<text:tab/><text:span text:style-name="T7">ε</text:span></text:p>
      <text:p text:style-name="P8"/>
      <text:p text:style-name="P9">&lt;Expression_Exp&gt;<text:tab/><text:tab/>::=<text:tab/>+&lt;Expression_L0&gt;</text:p>
      <text:p text:style-name="P9"><text:tab/><text:tab/><text:tab/><text:tab/>|<text:tab/>-&lt;Expression_L0&gt;</text:p>
      <text:p text:style-name="P9"><text:tab/><text:tab/><text:tab/><text:tab/>|<text:tab/>&lt;Expression_L0&gt;</text:p>
      <text:p text:style-name="P5"/>
      <text:p text:style-name="P6">&lt;Expression_L<text:span text:style-name="T4">0</text:span>&gt;<text:tab/><text:tab/>:==<text:tab/>TokenInteger</text:p>
      <text:p text:style-name="P5"><text:tab/><text:tab/><text:tab/><text:tab/>|<text:tab/>TokenReal</text:p>
      <text:p text:style-name="P5"><text:tab/><text:tab/><text:tab/><text:tab/>|<text:tab/>TokenLabel</text:p>
      <text:p text:style-name="P5"><text:tab/><text:tab/><text:tab/><text:tab/>|<text:tab/>( &lt;Expression_L4&gt; )</text:p>
      <text:p text:style-name="P5"/>
      <text:p text:style-name="P5"/>
      <text:p text:style-name="P5"/>
      <text:p text:style-name="P15"/>
      <text:p text:style-name="P14"><text:span text:style-name="T9">Modified </text:span>Grammar</text:p>
      <text:p text:style-name="P12"/>
      <text:p text:style-name="P11">&lt;Expression_L4&gt;<text:tab/><text:tab/>::=<text:tab/>&lt;Expression_L3&gt;<text:span text:style-name="T9"> &lt;Expression_L4_A&gt;</text:span></text:p>
      <text:p text:style-name="P13"><text:tab/><text:tab/><text:tab/><text:tab/><text:tab/><text:tab/><text:tab/><text:span text:style-name="T10">TokenPlus</text:span></text:p>
      <text:p text:style-name="P13"><text:span text:style-name="T10"><text:tab/><text:tab/><text:tab/><text:tab/><text:tab/><text:tab/><text:tab/>TokenMinus</text:span></text:p>
      <text:p text:style-name="P13"><text:tab/><text:tab/><text:tab/><text:tab/><text:tab/><text:tab/><text:tab/><text:span text:style-name="T10">TokenInteger</text:span></text:p>
      <text:p text:style-name="P13"><text:span text:style-name="T10"><text:tab/><text:tab/><text:tab/><text:tab/><text:tab/><text:tab/><text:tab/>TokenReal</text:span></text:p>
      <text:p text:style-name="P13"><text:span text:style-name="T10"><text:tab/><text:tab/><text:tab/><text:tab/><text:tab/><text:tab/><text:tab/>TokenLabel</text:span></text:p>
      <text:p text:style-name="P13"><text:span text:style-name="T10"><text:tab/><text:tab/><text:tab/><text:tab/><text:tab/><text:tab/><text:tab/>TokenLeftParen</text:span></text:p>
      <text:p text:style-name="P13"><text:span text:style-name="T3"/></text:p>
      <text:p text:style-name="P13">&lt;Expression_L4_A&gt;<text:tab/><text:tab/>::=<text:tab/>+ &lt;Expression_L4&gt; &lt;Expression_L4_A&gt;</text:p>
      <text:p text:style-name="P13"><text:tab/><text:tab/><text:tab/><text:tab/><text:tab/><text:tab/><text:tab/><text:span text:style-name="T10">TokenPlus</text:span></text:p>
      <text:p text:style-name="P13"><text:tab/><text:tab/><text:tab/><text:tab/>|<text:tab/>- &lt;Expression_L4&gt; &lt;Expression_L4_A&gt;</text:p>
      <text:p text:style-name="P13"><text:tab/><text:tab/><text:tab/><text:tab/><text:tab/><text:tab/><text:tab/><text:span text:style-name="T10">TokenMinus</text:span></text:p>
      <text:p text:style-name="P13"><text:tab/><text:tab/><text:tab/><text:tab/>|<text:tab/><text:span text:style-name="T7">ε</text:span></text:p>
      <text:p text:style-name="P11"/>
      <text:p text:style-name="P11">&lt;Expression_L3&gt;<text:tab/><text:tab/>::=<text:tab/>&lt;Expression_L2&gt;<text:span text:style-name="T9"> &lt;Expression_L3_A&gt;</text:span></text:p>
      <text:p text:style-name="P13"><text:tab/><text:tab/><text:tab/><text:tab/><text:tab/><text:tab/><text:tab/><text:span text:style-name="T10">TokenPlus</text:span></text:p>
      <text:p text:style-name="P13"><text:span text:style-name="T10"><text:tab/><text:tab/><text:tab/><text:tab/><text:tab/><text:tab/><text:tab/>TokenMinus</text:span></text:p>
      <text:p text:style-name="P13"><text:tab/><text:tab/><text:tab/><text:tab/><text:tab/><text:tab/><text:tab/><text:span text:style-name="T10">TokenInteger</text:span></text:p>
      <text:p text:style-name="P13"><text:span text:style-name="T10"><text:tab/><text:tab/><text:tab/><text:tab/><text:tab/><text:tab/><text:tab/>TokenReal</text:span></text:p>
      <text:p text:style-name="P13"><text:span text:style-name="T10"><text:tab/><text:tab/><text:tab/><text:tab/><text:tab/><text:tab/><text:tab/>TokenLabel</text:span></text:p>
      <text:p text:style-name="P13"><text:span text:style-name="T10"><text:tab/><text:tab/><text:tab/><text:tab/><text:tab/><text:tab/><text:tab/>TokenLeftParen</text:span></text:p>
      <text:p text:style-name="P13"><text:span text:style-name="T3"/></text:p>
      <text:p text:style-name="P13">&lt;Expression_L3_A&gt;<text:tab/><text:tab/>::=<text:tab/>* &lt;Expression_L3&gt; &lt;Expression_L3_A&gt;</text:p>
      <text:p text:style-name="P13"><text:tab/><text:tab/><text:tab/><text:tab/><text:tab/><text:tab/><text:tab/><text:span text:style-name="T10">TokenTimes</text:span></text:p>
      <text:p text:style-name="P13"><text:tab/><text:tab/><text:tab/><text:tab/>|<text:tab/>/ &lt;Expression_L3&gt; &lt;Expression_L3_A&gt;</text:p>
      <text:p text:style-name="P13"><text:tab/><text:tab/><text:tab/><text:tab/><text:tab/><text:tab/><text:tab/><text:span text:style-name="T10">TokenDivide</text:span></text:p>
      <text:p text:style-name="P13"><text:tab/><text:tab/><text:tab/><text:tab/>|<text:tab/><text:span text:style-name="T7">ε</text:span></text:p>
      <text:p text:style-name="P11"/>
      <text:p text:style-name="P11">&lt;Expression_L<text:span text:style-name="T5">2</text:span>&gt;<text:tab/><text:tab/>::=<text:tab/>+ &lt;Expression_L<text:span text:style-name="T8">1</text:span>&gt;</text:p>
      <text:p text:style-name="P13"><text:tab/><text:tab/><text:tab/><text:tab/><text:tab/><text:tab/><text:tab/><text:span text:style-name="T10">TokenPlus</text:span></text:p>
      <text:p text:style-name="P11"><text:tab/><text:tab/><text:tab/><text:tab/>|<text:tab/>- &lt;Expression_L<text:span text:style-name="T8">1</text:span>&gt;</text:p>
      <text:p text:style-name="P13"><text:tab/><text:tab/><text:tab/><text:tab/><text:tab/><text:tab/><text:tab/><text:span text:style-name="T10">TokenMinus</text:span></text:p>
      <text:p text:style-name="P11"><text:tab/><text:tab/><text:tab/><text:tab/>|<text:tab/>&lt;Expression_L<text:span text:style-name="T5">1</text:span>&gt;</text:p>
      <text:p text:style-name="P13"><text:tab/><text:tab/><text:tab/><text:tab/><text:tab/><text:tab/><text:tab/><text:span text:style-name="T10">TokenInteger</text:span></text:p>
      <text:p text:style-name="P13"><text:span text:style-name="T10"><text:tab/><text:tab/><text:tab/><text:tab/><text:tab/><text:tab/><text:tab/>TokenReal</text:span></text:p>
      <text:p text:style-name="P13"><text:span text:style-name="T10"><text:tab/><text:tab/><text:tab/><text:tab/><text:tab/><text:tab/><text:tab/>TokenLabel</text:span></text:p>
      <text:p text:style-name="P13"><text:span text:style-name="T10"><text:tab/><text:tab/><text:tab/><text:tab/><text:tab/><text:tab/><text:tab/>TokenLeftParen</text:span></text:p>
      <text:p text:style-name="P13"><text:tab/><text:tab/><text:tab/><text:tab/><text:tab/><text:tab/><text:tab/></text:p>
      <text:p text:style-name="P11"/>
      <text:p text:style-name="P11">&lt;Expression_L<text:span text:style-name="T5">1</text:span>&gt;<text:tab/><text:tab/>::=<text:tab/>&lt;Expression_L<text:span text:style-name="T5">0</text:span>&gt;<text:span text:style-name="T6"> &lt;Expression_L1_1&gt;</text:span></text:p>
      <text:p text:style-name="P13"><text:tab/><text:tab/><text:tab/><text:tab/><text:tab/><text:tab/><text:tab/><text:span text:style-name="T10">TokenInteger</text:span></text:p>
      <text:p text:style-name="P13"><text:span text:style-name="T10"><text:tab/><text:tab/><text:tab/><text:tab/><text:tab/><text:tab/><text:tab/>TokenReal</text:span></text:p>
      <text:p text:style-name="P13"><text:span text:style-name="T10"><text:tab/><text:tab/><text:tab/><text:tab/><text:tab/><text:tab/><text:tab/>TokenLabel</text:span></text:p>
      <text:p text:style-name="P13"><text:span text:style-name="T10"><text:tab/><text:tab/><text:tab/><text:tab/><text:tab/><text:tab/><text:tab/>TokenLeftParen</text:span></text:p>
      <text:p text:style-name="P16"/>
      <text:p text:style-name="P17">&lt;Expression_L1_1&gt;<text:tab/><text:tab/>::=<text:tab/>^&lt;Expression_Exp&gt;</text:p>
      <text:p text:style-name="P18"><text:soft-page-break/><text:tab/><text:tab/><text:tab/><text:tab/><text:tab/><text:tab/><text:tab/><text:span text:style-name="T10">TokenUpArrow</text:span></text:p>
      <text:p text:style-name="P17"><text:tab/><text:tab/><text:tab/><text:tab/>|<text:tab/><text:span text:style-name="T7">ε</text:span></text:p>
      <text:p text:style-name="P16"/>
      <text:p text:style-name="P17">&lt;Expression_Exp&gt;<text:tab/><text:tab/>::=<text:tab/>+&lt;Expression_L0&gt;</text:p>
      <text:p text:style-name="P18"><text:tab/><text:tab/><text:tab/><text:tab/><text:tab/><text:tab/><text:tab/><text:span text:style-name="T10">TokenPlus</text:span></text:p>
      <text:p text:style-name="P17"><text:tab/><text:tab/><text:tab/><text:tab/>|<text:tab/>-&lt;Expression_L0&gt;</text:p>
      <text:p text:style-name="P18"><text:tab/><text:tab/><text:tab/><text:tab/><text:tab/><text:tab/><text:tab/><text:span text:style-name="T10">TokenMinus</text:span></text:p>
      <text:p text:style-name="P17"><text:tab/><text:tab/><text:tab/><text:tab/>|<text:tab/>&lt;Expression_L0&gt;</text:p>
      <text:p text:style-name="P18"><text:tab/><text:tab/><text:tab/><text:tab/><text:tab/><text:tab/><text:tab/><text:span text:style-name="T10">TokenInteger</text:span></text:p>
      <text:p text:style-name="P18"><text:span text:style-name="T10"><text:tab/><text:tab/><text:tab/><text:tab/><text:tab/><text:tab/><text:tab/>TokenReal</text:span></text:p>
      <text:p text:style-name="P18"><text:span text:style-name="T10"><text:tab/><text:tab/><text:tab/><text:tab/><text:tab/><text:tab/><text:tab/>TokenLabel</text:span></text:p>
      <text:p text:style-name="P18"><text:span text:style-name="T10"><text:tab/><text:tab/><text:tab/><text:tab/><text:tab/><text:tab/><text:tab/>TokenLeftParen</text:span></text:p>
      <text:p text:style-name="P11"/>
      <text:p text:style-name="P11">&lt;Expression_L<text:span text:style-name="T4">0</text:span>&gt;<text:tab/><text:tab/>:==<text:tab/>TokenInteger</text:p>
      <text:p text:style-name="P11"><text:tab/><text:tab/><text:tab/><text:tab/>|<text:tab/>TokenReal</text:p>
      <text:p text:style-name="P11"><text:tab/><text:tab/><text:tab/><text:tab/>|<text:tab/>TokenLabel</text:p>
      <text:p text:style-name="P11"><text:tab/><text:tab/><text:tab/><text:tab/>|<text:tab/>( &lt;Expression_L4&gt; )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Arial" style:font-family-asian="Arial" style:font-family-generic-asian="swiss" style:font-size-asian="14pt" style:font-name-complex="Tibetan Machine Uni" style:font-family-complex="'Tibetan Machine Uni'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rial" style:font-family-asian="Arial" style:font-family-generic-asian="swiss" style:font-size-asian="12pt" style:font-style-asian="italic" style:font-name-complex="Tibetan Machine Uni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09:36:38.766175495</meta:creation-date>
    <dc:date>2017-09-10T08:37:28.203688414</dc:date>
    <meta:editing-duration>PT20M38S</meta:editing-duration>
    <meta:editing-cycles>6</meta:editing-cycles>
    <meta:generator>LibreOffice/5.3.3.2$Linux_X86_64 LibreOffice_project/30m0$Build-2</meta:generator>
    <meta:document-statistic meta:table-count="0" meta:image-count="0" meta:object-count="0" meta:page-count="3" meta:paragraph-count="81" meta:word-count="181" meta:character-count="1983" meta:non-whitespace-character-count="1523"/>
  </office:meta>
</office:document-meta>
</file>